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005</text:p>
          </table:table-cell>
          <table:table-cell table:style-name="ACE-0" office:value-type="float" office:value="-13.17">
            <text:p>−13.17</text:p>
          </table:table-cell>
          <table:table-cell table:style-name="ACE-0" office:value-type="float" office:value="129.27000000000001">
            <text:p>129.27</text:p>
          </table:table-cell>
          <table:table-cell table:style-name="ACE-0" office:value-type="float" office:value="11320">
            <text:p>113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67.900000000000006">
            <text:p>−67.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006</text:p>
          </table:table-cell>
          <table:table-cell table:style-name="ACE-0" office:value-type="float" office:value="-13.17">
            <text:p>−13.17</text:p>
          </table:table-cell>
          <table:table-cell table:style-name="ACE-0" office:value-type="float" office:value="129.27000000000001">
            <text:p>129.27</text:p>
          </table:table-cell>
          <table:table-cell table:style-name="ACE-0" office:value-type="float" office:value="11570">
            <text:p>115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67.980000000000004">
            <text:p>−67.98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905</text:p>
          </table:table-cell>
          <table:table-cell table:style-name="ACE-0" office:value-type="float" office:value="-13.17">
            <text:p>−13.17</text:p>
          </table:table-cell>
          <table:table-cell table:style-name="ACE-0" office:value-type="float" office:value="129.27000000000001">
            <text:p>129.27</text:p>
          </table:table-cell>
          <table:table-cell table:style-name="ACE-0" office:value-type="float" office:value="11670">
            <text:p>116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67.840000000000003">
            <text:p>−67.84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5727</text:p>
          </table:table-cell>
          <table:table-cell table:style-name="ACE-0" office:value-type="float" office:value="-12.795">
            <text:p>−12.795</text:p>
          </table:table-cell>
          <table:table-cell table:style-name="ACE-0" office:value-type="float" office:value="128.95099999999999">
            <text:p>128.951</text:p>
          </table:table-cell>
          <table:table-cell table:style-name="ACE-0" office:value-type="float" office:value="12577">
            <text:p>12577</text:p>
          </table:table-cell>
          <table:table-cell table:style-name="ACE-0" office:value-type="float" office:value="29">
            <text:p>29</text:p>
          </table:table-cell>
          <table:table-cell table:style-name="ACE-0" office:value-type="string">
            <text:p>Ostrea sp?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91</text:p>
          </table:table-cell>
          <table:table-cell table:style-name="ACE-0" office:value-type="string">
            <text:p>31</text:p>
          </table:table-cell>
          <table:table-cell table:style-name="ACE-0" office:value-type="string">
            <text:p>0</text:p>
          </table:table-cell>
          <table:table-cell table:style-name="ACE-0" office:value-type="float" office:value="-85.420000000000002">
            <text:p>−85.4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NicholasEtal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5728</text:p>
          </table:table-cell>
          <table:table-cell table:style-name="ACE-0" office:value-type="float" office:value="-12.795">
            <text:p>−12.795</text:p>
          </table:table-cell>
          <table:table-cell table:style-name="ACE-0" office:value-type="float" office:value="128.95099999999999">
            <text:p>128.951</text:p>
          </table:table-cell>
          <table:table-cell table:style-name="ACE-0" office:value-type="float" office:value="12954">
            <text:p>12954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85.439999999999998">
            <text:p>−85.4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NicholasEtal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7168</text:p>
          </table:table-cell>
          <table:table-cell table:style-name="ACE-0" office:value-type="float" office:value="-12.795">
            <text:p>−12.795</text:p>
          </table:table-cell>
          <table:table-cell table:style-name="ACE-0" office:value-type="float" office:value="128.95099999999999">
            <text:p>128.951</text:p>
          </table:table-cell>
          <table:table-cell table:style-name="ACE-0" office:value-type="float" office:value="13263">
            <text:p>13263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plant matter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86.989999999999995">
            <text:p>−86.99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NicholasEtal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119</text:p>
          </table:table-cell>
          <table:table-cell table:style-name="ACE-0" office:value-type="float" office:value="-12.76">
            <text:p>−12.76</text:p>
          </table:table-cell>
          <table:table-cell table:style-name="ACE-0" office:value-type="float" office:value="128.87">
            <text:p>128.87</text:p>
          </table:table-cell>
          <table:table-cell table:style-name="ACE-0" office:value-type="float" office:value="12930">
            <text:p>1293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Placamen gravescen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88.340000000000003">
            <text:p>−88.34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121</text:p>
          </table:table-cell>
          <table:table-cell table:style-name="ACE-0" office:value-type="float" office:value="-12.76">
            <text:p>−12.76</text:p>
          </table:table-cell>
          <table:table-cell table:style-name="ACE-0" office:value-type="float" office:value="128.87">
            <text:p>128.87</text:p>
          </table:table-cell>
          <table:table-cell table:style-name="ACE-0" office:value-type="float" office:value="12490">
            <text:p>1249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88.219999999999999">
            <text:p>−88.2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5725</text:p>
          </table:table-cell>
          <table:table-cell table:style-name="ACE-0" office:value-type="float" office:value="-12.74">
            <text:p>−12.74</text:p>
          </table:table-cell>
          <table:table-cell table:style-name="ACE-0" office:value-type="float" office:value="128.85900000000001">
            <text:p>128.859</text:p>
          </table:table-cell>
          <table:table-cell table:style-name="ACE-0" office:value-type="float" office:value="13429">
            <text:p>13429</text:p>
          </table:table-cell>
          <table:table-cell table:style-name="ACE-0" office:value-type="float" office:value="31">
            <text:p>31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91</text:p>
          </table:table-cell>
          <table:table-cell table:style-name="ACE-0" office:value-type="string">
            <text:p>31</text:p>
          </table:table-cell>
          <table:table-cell table:style-name="ACE-0" office:value-type="string">
            <text:p>0</text:p>
          </table:table-cell>
          <table:table-cell table:style-name="ACE-0" office:value-type="float" office:value="-93.099999999999994">
            <text:p>−93.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NicholasEtal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274-C120806-4</text:p>
          </table:table-cell>
          <table:table-cell table:style-name="ACE-0" office:value-type="float" office:value="-12.67">
            <text:p>−12.67</text:p>
          </table:table-cell>
          <table:table-cell table:style-name="ACE-0" office:value-type="float" office:value="128.78">
            <text:p>128.78</text:p>
          </table:table-cell>
          <table:table-cell table:style-name="ACE-0" office:value-type="float" office:value="14370">
            <text:p>143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emicassis bisulcat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96.75">
            <text:p>−96.75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274-C120806-3</text:p>
          </table:table-cell>
          <table:table-cell table:style-name="ACE-0" office:value-type="float" office:value="-12.67">
            <text:p>−12.67</text:p>
          </table:table-cell>
          <table:table-cell table:style-name="ACE-0" office:value-type="float" office:value="128.78">
            <text:p>128.78</text:p>
          </table:table-cell>
          <table:table-cell table:style-name="ACE-0" office:value-type="float" office:value="14380">
            <text:p>143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97.640000000000001">
            <text:p>−97.64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5726</text:p>
          </table:table-cell>
          <table:table-cell table:style-name="ACE-0" office:value-type="float" office:value="-12.67">
            <text:p>−12.67</text:p>
          </table:table-cell>
          <table:table-cell table:style-name="ACE-0" office:value-type="float" office:value="128.90000000000001">
            <text:p>128.9</text:p>
          </table:table-cell>
          <table:table-cell table:style-name="ACE-0" office:value-type="float" office:value="18664">
            <text:p>18664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91</text:p>
          </table:table-cell>
          <table:table-cell table:style-name="ACE-0" office:value-type="string">
            <text:p>31</text:p>
          </table:table-cell>
          <table:table-cell table:style-name="ACE-0" office:value-type="string">
            <text:p>0</text:p>
          </table:table-cell>
          <table:table-cell table:style-name="ACE-0" office:value-type="float" office:value="-96.099999999999994">
            <text:p>−96.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NicholasEtal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19</text:p>
          </table:table-cell>
          <table:table-cell table:style-name="ACE-0" office:value-type="float" office:value="-12.640000000000001">
            <text:p>−12.64</text:p>
          </table:table-cell>
          <table:table-cell table:style-name="ACE-0" office:value-type="float" office:value="128.61000000000001">
            <text:p>128.61</text:p>
          </table:table-cell>
          <table:table-cell table:style-name="ACE-0" office:value-type="float" office:value="11590">
            <text:p>1159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96.099999999999994">
            <text:p>−96.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750</text:p>
          </table:table-cell>
          <table:table-cell table:style-name="ACE-0" office:value-type="float" office:value="-12.369999999999999">
            <text:p>−12.37</text:p>
          </table:table-cell>
          <table:table-cell table:style-name="ACE-0" office:value-type="float" office:value="128.25">
            <text:p>128.25</text:p>
          </table:table-cell>
          <table:table-cell table:style-name="ACE-0" office:value-type="float" office:value="14720">
            <text:p>1472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Ctenocardia fornicart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07.26000000000001">
            <text:p>−107.26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747</text:p>
          </table:table-cell>
          <table:table-cell table:style-name="ACE-0" office:value-type="float" office:value="-12.369999999999999">
            <text:p>−12.37</text:p>
          </table:table-cell>
          <table:table-cell table:style-name="ACE-0" office:value-type="float" office:value="128.25">
            <text:p>128.25</text:p>
          </table:table-cell>
          <table:table-cell table:style-name="ACE-0" office:value-type="float" office:value="14910">
            <text:p>1491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Ctenocardia fornicarta, Paphia undulat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07.34999999999999">
            <text:p>−107.35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746</text:p>
          </table:table-cell>
          <table:table-cell table:style-name="ACE-0" office:value-type="float" office:value="-12.369999999999999">
            <text:p>−12.37</text:p>
          </table:table-cell>
          <table:table-cell table:style-name="ACE-0" office:value-type="float" office:value="128.25">
            <text:p>128.25</text:p>
          </table:table-cell>
          <table:table-cell table:style-name="ACE-0" office:value-type="float" office:value="15880">
            <text:p>1588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Ctenocardia fornicarta, Paphia undulata, Marca japonic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07.44">
            <text:p>−107.44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404</text:p>
          </table:table-cell>
          <table:table-cell table:style-name="ACE-0" office:value-type="float" office:value="-12.279999999999999">
            <text:p>−12.2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5070">
            <text:p>1507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0.34999999999999">
            <text:p>−110.35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24</text:p>
          </table:table-cell>
          <table:table-cell table:style-name="ACE-0" office:value-type="float" office:value="-12.279999999999999">
            <text:p>−12.2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5980">
            <text:p>1598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0.40000000000001">
            <text:p>−110.4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3936</text:p>
          </table:table-cell>
          <table:table-cell table:style-name="ACE-0" office:value-type="float" office:value="-12.26">
            <text:p>−12.26</text:p>
          </table:table-cell>
          <table:table-cell table:style-name="ACE-0" office:value-type="float" office:value="128.41">
            <text:p>128.41</text:p>
          </table:table-cell>
          <table:table-cell table:style-name="ACE-0" office:value-type="float" office:value="21810">
            <text:p>218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09.19">
            <text:p>−109.1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3937</text:p>
          </table:table-cell>
          <table:table-cell table:style-name="ACE-0" office:value-type="float" office:value="-12.26">
            <text:p>−12.26</text:p>
          </table:table-cell>
          <table:table-cell table:style-name="ACE-0" office:value-type="float" office:value="128.41">
            <text:p>128.41</text:p>
          </table:table-cell>
          <table:table-cell table:style-name="ACE-0" office:value-type="float" office:value="21890">
            <text:p>218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09.92">
            <text:p>−109.92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27</text:p>
          </table:table-cell>
          <table:table-cell table:style-name="ACE-0" office:value-type="float" office:value="-12.26">
            <text:p>−12.26</text:p>
          </table:table-cell>
          <table:table-cell table:style-name="ACE-0" office:value-type="float" office:value="128.41">
            <text:p>128.41</text:p>
          </table:table-cell>
          <table:table-cell table:style-name="ACE-0" office:value-type="float" office:value="14960">
            <text:p>149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08.56999999999999">
            <text:p>−108.5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6900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1410">
            <text:p>1141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8.42">
            <text:p>−118.42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8813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4160">
            <text:p>1416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9.13">
            <text:p>−119.13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6928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6240">
            <text:p>1624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0.27">
            <text:p>−120.27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6807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6540">
            <text:p>1654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0.27">
            <text:p>−120.27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7531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6690">
            <text:p>1669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bivalve, 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0.29000000000001">
            <text:p>−120.29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6930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7360">
            <text:p>1736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bivalve, 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1.2">
            <text:p>−121.2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17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8040">
            <text:p>1804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1.40000000000001">
            <text:p>−121.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29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5880">
            <text:p>158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0.7">
            <text:p>−120.7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28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6040">
            <text:p>160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1.31999999999999">
            <text:p>−121.32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8832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6060">
            <text:p>160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0.86">
            <text:p>−120.86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30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6210">
            <text:p>1621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0.73999999999999">
            <text:p>−120.74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18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6250">
            <text:p>162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1.69">
            <text:p>−121.6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25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6340">
            <text:p>1634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2.15000000000001">
            <text:p>−122.15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21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6410">
            <text:p>1641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Anodontia Lucini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2.7">
            <text:p>−122.7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23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6610">
            <text:p>166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2.29000000000001">
            <text:p>−122.2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10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6750">
            <text:p>167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2.90000000000001">
            <text:p>−122.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19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6800">
            <text:p>168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2.8">
            <text:p>−122.8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12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7340">
            <text:p>173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3.61">
            <text:p>−123.6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3933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7410">
            <text:p>174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2.98999999999999">
            <text:p>−122.9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21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7410">
            <text:p>174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3.20999999999999">
            <text:p>−123.2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108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7690">
            <text:p>176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nadara sp, Paphia undulat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4.25">
            <text:p>−124.25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11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8330">
            <text:p>1833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Anadar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24.63">
            <text:p>−124.6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111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9000">
            <text:p>190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br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24.65000000000001">
            <text:p>−124.6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20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9800">
            <text:p>198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imachlamys austral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24.73">
            <text:p>−124.7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17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24510">
            <text:p>2451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Cucurbituls cymbium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24.88">
            <text:p>−124.8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03</text:p>
          </table:table-cell>
          <table:table-cell table:style-name="ACE-0" office:value-type="float" office:value="-12.17">
            <text:p>−12.17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24060">
            <text:p>2406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3.40000000000001">
            <text:p>−123.4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8816</text:p>
          </table:table-cell>
          <table:table-cell table:style-name="ACE-0" office:value-type="float" office:value="-12.17">
            <text:p>−12.17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16730">
            <text:p>1673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2.8">
            <text:p>−122.8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18</text:p>
          </table:table-cell>
          <table:table-cell table:style-name="ACE-0" office:value-type="float" office:value="-12.17">
            <text:p>−12.17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18390">
            <text:p>1839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3.09999999999999">
            <text:p>−123.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7516</text:p>
          </table:table-cell>
          <table:table-cell table:style-name="ACE-0" office:value-type="float" office:value="-12.16">
            <text:p>−12.16</text:p>
          </table:table-cell>
          <table:table-cell table:style-name="ACE-0" office:value-type="float" office:value="127.97">
            <text:p>127.97</text:p>
          </table:table-cell>
          <table:table-cell table:style-name="ACE-0" office:value-type="float" office:value="11810">
            <text:p>1181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7.87">
            <text:p>−127.87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04</text:p>
          </table:table-cell>
          <table:table-cell table:style-name="ACE-0" office:value-type="float" office:value="-12.16">
            <text:p>−12.16</text:p>
          </table:table-cell>
          <table:table-cell table:style-name="ACE-0" office:value-type="float" office:value="127.97">
            <text:p>127.97</text:p>
          </table:table-cell>
          <table:table-cell table:style-name="ACE-0" office:value-type="float" office:value="24100">
            <text:p>2410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8.30000000000001">
            <text:p>−128.3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506</text:p>
          </table:table-cell>
          <table:table-cell table:style-name="ACE-0" office:value-type="float" office:value="-12.16">
            <text:p>−12.16</text:p>
          </table:table-cell>
          <table:table-cell table:style-name="ACE-0" office:value-type="float" office:value="127.97">
            <text:p>127.97</text:p>
          </table:table-cell>
          <table:table-cell table:style-name="ACE-0" office:value-type="float" office:value="24750">
            <text:p>24750</text:p>
          </table:table-cell>
          <table:table-cell table:style-name="ACE-0" office:value-type="float" office:value="440">
            <text:p>44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8.59999999999999">
            <text:p>−128.6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1705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6440">
            <text:p>164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6.90000000000001">
            <text:p>−116.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1706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6680">
            <text:p>166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6.98999999999999">
            <text:p>−116.9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16022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6750">
            <text:p>167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7.03">
            <text:p>−117.03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1707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7520">
            <text:p>175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9.37">
            <text:p>−119.37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3311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7550">
            <text:p>175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8.18000000000001">
            <text:p>−118.18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3307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4290">
            <text:p>142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6.18000000000001">
            <text:p>−116.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621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5300">
            <text:p>153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6.5">
            <text:p>−116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620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5410">
            <text:p>154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6.44">
            <text:p>−116.4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624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5820">
            <text:p>158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6.55">
            <text:p>−116.5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1701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6030">
            <text:p>160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6.8">
            <text:p>−116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24</text:p>
          </table:table-cell>
          <table:table-cell table:style-name="ACE-0" office:value-type="float" office:value="-12.09">
            <text:p>−12.09</text:p>
          </table:table-cell>
          <table:table-cell table:style-name="ACE-0" office:value-type="float" office:value="128.28">
            <text:p>128.28</text:p>
          </table:table-cell>
          <table:table-cell table:style-name="ACE-0" office:value-type="float" office:value="19370">
            <text:p>193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07.73999999999999">
            <text:p>−107.74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10013</text:p>
          </table:table-cell>
          <table:table-cell table:style-name="ACE-0" office:value-type="float" office:value="-12.09">
            <text:p>−12.09</text:p>
          </table:table-cell>
          <table:table-cell table:style-name="ACE-0" office:value-type="float" office:value="128.28">
            <text:p>128.28</text:p>
          </table:table-cell>
          <table:table-cell table:style-name="ACE-0" office:value-type="float" office:value="20010">
            <text:p>200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09.09999999999999">
            <text:p>−109.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25</text:p>
          </table:table-cell>
          <table:table-cell table:style-name="ACE-0" office:value-type="float" office:value="-12.09">
            <text:p>−12.09</text:p>
          </table:table-cell>
          <table:table-cell table:style-name="ACE-0" office:value-type="float" office:value="128.28">
            <text:p>128.28</text:p>
          </table:table-cell>
          <table:table-cell table:style-name="ACE-0" office:value-type="float" office:value="21170">
            <text:p>211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09.84999999999999">
            <text:p>−109.85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10039</text:p>
          </table:table-cell>
          <table:table-cell table:style-name="ACE-0" office:value-type="float" office:value="-12.09">
            <text:p>−12.09</text:p>
          </table:table-cell>
          <table:table-cell table:style-name="ACE-0" office:value-type="float" office:value="128.28">
            <text:p>128.28</text:p>
          </table:table-cell>
          <table:table-cell table:style-name="ACE-0" office:value-type="float" office:value="22010">
            <text:p>220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09.90000000000001">
            <text:p>−109.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619</text:p>
          </table:table-cell>
          <table:table-cell table:style-name="ACE-0" office:value-type="float" office:value="-12.09">
            <text:p>−12.09</text:p>
          </table:table-cell>
          <table:table-cell table:style-name="ACE-0" office:value-type="float" office:value="128.28">
            <text:p>128.28</text:p>
          </table:table-cell>
          <table:table-cell table:style-name="ACE-0" office:value-type="float" office:value="18510">
            <text:p>185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06.81999999999999">
            <text:p>−106.8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21</text:p>
          </table:table-cell>
          <table:table-cell table:style-name="ACE-0" office:value-type="float" office:value="-12.08">
            <text:p>−12.0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6930">
            <text:p>169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4.83">
            <text:p>−114.83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121</text:p>
          </table:table-cell>
          <table:table-cell table:style-name="ACE-0" office:value-type="float" office:value="-12.08">
            <text:p>−12.0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6960">
            <text:p>169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4.94">
            <text:p>−114.94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122</text:p>
          </table:table-cell>
          <table:table-cell table:style-name="ACE-0" office:value-type="float" office:value="-12.08">
            <text:p>−12.0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7080">
            <text:p>170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5.04000000000001">
            <text:p>−115.04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22</text:p>
          </table:table-cell>
          <table:table-cell table:style-name="ACE-0" office:value-type="float" office:value="-12.08">
            <text:p>−12.0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7260">
            <text:p>172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5.19">
            <text:p>−115.1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10038</text:p>
          </table:table-cell>
          <table:table-cell table:style-name="ACE-0" office:value-type="float" office:value="-12.08">
            <text:p>−12.0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7800">
            <text:p>178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5.76000000000001">
            <text:p>−115.76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127</text:p>
          </table:table-cell>
          <table:table-cell table:style-name="ACE-0" office:value-type="float" office:value="-12.08">
            <text:p>−12.0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7820">
            <text:p>1782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5.79000000000001">
            <text:p>−115.7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11</text:p>
          </table:table-cell>
          <table:table-cell table:style-name="ACE-0" office:value-type="float" office:value="-12.08">
            <text:p>−12.0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7850">
            <text:p>178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5.73999999999999">
            <text:p>−115.74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12</text:p>
          </table:table-cell>
          <table:table-cell table:style-name="ACE-0" office:value-type="float" office:value="-12.08">
            <text:p>−12.0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8050">
            <text:p>180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6.75">
            <text:p>−116.75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14</text:p>
          </table:table-cell>
          <table:table-cell table:style-name="ACE-0" office:value-type="float" office:value="-12.08">
            <text:p>−12.0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8090">
            <text:p>180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7.76000000000001">
            <text:p>−117.76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8837</text:p>
          </table:table-cell>
          <table:table-cell table:style-name="ACE-0" office:value-type="float" office:value="-11.99">
            <text:p>−11.99</text:p>
          </table:table-cell>
          <table:table-cell table:style-name="ACE-0" office:value-type="float" office:value="128.19999999999999">
            <text:p>128.2</text:p>
          </table:table-cell>
          <table:table-cell table:style-name="ACE-0" office:value-type="float" office:value="17320">
            <text:p>173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3.81999999999999">
            <text:p>−113.82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123</text:p>
          </table:table-cell>
          <table:table-cell table:style-name="ACE-0" office:value-type="float" office:value="-11.99">
            <text:p>−11.99</text:p>
          </table:table-cell>
          <table:table-cell table:style-name="ACE-0" office:value-type="float" office:value="128.19999999999999">
            <text:p>128.2</text:p>
          </table:table-cell>
          <table:table-cell table:style-name="ACE-0" office:value-type="float" office:value="17490">
            <text:p>174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3.86">
            <text:p>−113.86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8829</text:p>
          </table:table-cell>
          <table:table-cell table:style-name="ACE-0" office:value-type="float" office:value="-11.99">
            <text:p>−11.99</text:p>
          </table:table-cell>
          <table:table-cell table:style-name="ACE-0" office:value-type="float" office:value="128.19999999999999">
            <text:p>128.2</text:p>
          </table:table-cell>
          <table:table-cell table:style-name="ACE-0" office:value-type="float" office:value="17540">
            <text:p>175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4.18000000000001">
            <text:p>−114.18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8834</text:p>
          </table:table-cell>
          <table:table-cell table:style-name="ACE-0" office:value-type="float" office:value="-11.99">
            <text:p>−11.99</text:p>
          </table:table-cell>
          <table:table-cell table:style-name="ACE-0" office:value-type="float" office:value="128.19999999999999">
            <text:p>128.2</text:p>
          </table:table-cell>
          <table:table-cell table:style-name="ACE-0" office:value-type="float" office:value="17580">
            <text:p>175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3.81999999999999">
            <text:p>−113.82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124</text:p>
          </table:table-cell>
          <table:table-cell table:style-name="ACE-0" office:value-type="float" office:value="-11.99">
            <text:p>−11.99</text:p>
          </table:table-cell>
          <table:table-cell table:style-name="ACE-0" office:value-type="float" office:value="128.19999999999999">
            <text:p>128.2</text:p>
          </table:table-cell>
          <table:table-cell table:style-name="ACE-0" office:value-type="float" office:value="17760">
            <text:p>1776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4.09">
            <text:p>−114.0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120</text:p>
          </table:table-cell>
          <table:table-cell table:style-name="ACE-0" office:value-type="float" office:value="-11.99">
            <text:p>−11.99</text:p>
          </table:table-cell>
          <table:table-cell table:style-name="ACE-0" office:value-type="float" office:value="128.19999999999999">
            <text:p>128.2</text:p>
          </table:table-cell>
          <table:table-cell table:style-name="ACE-0" office:value-type="float" office:value="16600">
            <text:p>166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3.61">
            <text:p>−113.6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121</text:p>
          </table:table-cell>
          <table:table-cell table:style-name="ACE-0" office:value-type="float" office:value="-11.99">
            <text:p>−11.99</text:p>
          </table:table-cell>
          <table:table-cell table:style-name="ACE-0" office:value-type="float" office:value="128.19999999999999">
            <text:p>128.2</text:p>
          </table:table-cell>
          <table:table-cell table:style-name="ACE-0" office:value-type="float" office:value="16840">
            <text:p>168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3.66">
            <text:p>−113.6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122</text:p>
          </table:table-cell>
          <table:table-cell table:style-name="ACE-0" office:value-type="float" office:value="-11.99">
            <text:p>−11.99</text:p>
          </table:table-cell>
          <table:table-cell table:style-name="ACE-0" office:value-type="float" office:value="128.19999999999999">
            <text:p>128.2</text:p>
          </table:table-cell>
          <table:table-cell table:style-name="ACE-0" office:value-type="float" office:value="17180">
            <text:p>1718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3.70999999999999">
            <text:p>−113.7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106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7170">
            <text:p>1717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2.20999999999999">
            <text:p>−112.2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01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7880">
            <text:p>178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3.15000000000001">
            <text:p>−113.15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05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7910">
            <text:p>179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3.95999999999999">
            <text:p>−113.96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04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7990">
            <text:p>179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3.59999999999999">
            <text:p>−113.6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708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5700">
            <text:p>157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1.37">
            <text:p>−111.3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709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7030">
            <text:p>170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1.59999999999999">
            <text:p>−111.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711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7060">
            <text:p>170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1.45">
            <text:p>−111.4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18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7090">
            <text:p>170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1.95999999999999">
            <text:p>−111.9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710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7110">
            <text:p>171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1.73999999999999">
            <text:p>−111.7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 table:number-rows-repeated="8">
          <table:table-cell table:number-columns-repeated="256"/>
        </table:table-row>
        <table:table-row table:style-name="AROW-0" table:number-rows-repeated="65434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5" gnm:end-row="93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06:02:12Z</dc:date>
    <meta:creation-date>2022-10-27T08:15:17Z</meta:creation-date>
    <meta:generator>gnumeric/1.12.46</meta:generator>
  </office:meta>
</office:document-meta>
</file>